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dExceptionSubscriber.onEvent( SubscriberExcep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SubscriberExceptionTest.onEvent( SubscriberExcep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SubscriberExceptionTest.testBadExceptionSubscri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BusSubscriberExceptionTest.onEvent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SubscriberExceptionTest.testSubscriberException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